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officeooo:paragraph-rsid="0015bafe"/>
    </style:style>
    <style:style style:name="P2" style:family="paragraph" style:parent-style-name="Text_20_body">
      <style:text-properties officeooo:paragraph-rsid="0015bafe"/>
    </style:style>
    <style:style style:name="P3" style:family="paragraph" style:parent-style-name="Text_20_body">
      <style:text-properties officeooo:rsid="0015ee25" officeooo:paragraph-rsid="0015ee25"/>
    </style:style>
    <style:style style:name="P4" style:family="paragraph" style:parent-style-name="Text_20_body">
      <style:text-properties fo:font-weight="bold" officeooo:rsid="0015ee25" officeooo:paragraph-rsid="0015ee25" style:font-weight-asian="bold" style:font-weight-complex="bold"/>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1">
      <style:paragraph-properties fo:margin-top="0in" fo:margin-bottom="0in" loext:contextual-spacing="false"/>
      <style:text-properties officeooo:paragraph-rsid="00120519"/>
    </style:style>
    <style:style style:name="P7" style:family="paragraph" style:parent-style-name="Text_20_body" style:list-style-name="L1">
      <style:paragraph-properties fo:margin-top="0in" fo:margin-bottom="0in" loext:contextual-spacing="false"/>
      <style:text-properties officeooo:paragraph-rsid="00127ce6"/>
    </style:style>
    <style:style style:name="P8" style:family="paragraph" style:parent-style-name="Text_20_body" style:list-style-name="L1">
      <style:paragraph-properties fo:margin-top="0in" fo:margin-bottom="0in" loext:contextual-spacing="false"/>
      <style:text-properties officeooo:paragraph-rsid="00149a9b"/>
    </style:style>
    <style:style style:name="P9" style:family="paragraph" style:parent-style-name="Text_20_body" style:list-style-name="L1">
      <style:paragraph-properties fo:margin-top="0in" fo:margin-bottom="0in" loext:contextual-spacing="false"/>
      <style:text-properties officeooo:paragraph-rsid="0014f7d6"/>
    </style:style>
    <style:style style:name="P10" style:family="paragraph" style:parent-style-name="Text_20_body" style:list-style-name="L1">
      <style:paragraph-properties fo:margin-top="0in" fo:margin-bottom="0in" loext:contextual-spacing="false"/>
      <style:text-properties fo:font-weight="bold" officeooo:paragraph-rsid="0014f7d6" style:font-weight-asian="bold" style:font-weight-complex="bold"/>
    </style:style>
    <style:style style:name="P11" style:family="paragraph" style:parent-style-name="Text_20_body" style:list-style-name="L1">
      <style:paragraph-properties fo:margin-top="0in" fo:margin-bottom="0in" loext:contextual-spacing="false"/>
      <style:text-properties fo:font-weight="bold" officeooo:rsid="0014f7d6" officeooo:paragraph-rsid="0014f7d6" style:font-weight-asian="bold" style:font-weight-complex="bold"/>
    </style:style>
    <style:style style:name="P12" style:family="paragraph" style:parent-style-name="Text_20_body" style:list-style-name="L1">
      <style:paragraph-properties fo:margin-top="0in" fo:margin-bottom="0in" loext:contextual-spacing="false" fo:line-height="100%"/>
      <style:text-properties officeooo:paragraph-rsid="0011fe83"/>
    </style:style>
    <style:style style:name="P13" style:family="paragraph" style:parent-style-name="Text_20_body" style:list-style-name="L1">
      <style:paragraph-properties fo:margin-top="0in" fo:margin-bottom="0in" loext:contextual-spacing="false"/>
      <style:text-properties fo:font-weight="normal" officeooo:rsid="0014f7d6" officeooo:paragraph-rsid="0014f7d6" style:font-weight-asian="normal" style:font-weight-complex="normal"/>
    </style:style>
    <style:style style:name="P14" style:family="paragraph" style:parent-style-name="Text_20_body" style:list-style-name="L1">
      <style:paragraph-properties fo:margin-top="0in" fo:margin-bottom="0in" loext:contextual-spacing="false"/>
      <style:text-properties fo:font-weight="normal" officeooo:rsid="0015ee25" officeooo:paragraph-rsid="0015ee25" style:font-weight-asian="normal" style:font-weight-complex="normal"/>
    </style:style>
    <style:style style:name="T1" style:family="text">
      <style:text-properties officeooo:rsid="00120519"/>
    </style:style>
    <style:style style:name="T2" style:family="text">
      <style:text-properties officeooo:rsid="00127ce6"/>
    </style:style>
    <style:style style:name="T3" style:family="text">
      <style:text-properties officeooo:rsid="00149a9b"/>
    </style:style>
    <style:style style:name="T4" style:family="text">
      <style:text-properties fo:font-weight="normal" style:font-weight-asian="normal" style:font-weight-complex="normal"/>
    </style:style>
    <style:style style:name="T5" style:family="text">
      <style:text-properties fo:font-weight="normal" officeooo:rsid="0014f7d6" style:font-weight-asian="normal" style:font-weight-complex="normal"/>
    </style:style>
    <style:style style:name="T6" style:family="text">
      <style:text-properties fo:font-weight="normal" officeooo:rsid="0015bafe" style:font-weight-asian="normal" style:font-weight-complex="normal"/>
    </style:style>
    <style:style style:name="T7" style:family="text">
      <style:text-properties fo:font-weight="bold" officeooo:rsid="0014f7d6" style:font-weight-asian="bold" style:font-weight-complex="bold"/>
    </style:style>
    <style:style style:name="T8" style:family="text">
      <style:text-properties fo:color="#000000" style:text-underline-style="none" fo:font-weight="bold" style:font-weight-asian="bold" style:font-weight-complex="bold"/>
    </style:style>
    <style:style style:name="T9" style:family="text">
      <style:text-properties officeooo:rsid="0014f7d6"/>
    </style:style>
    <style:style style:name="T10" style:family="text">
      <style:text-properties fo:font-size="18pt" style:font-size-asian="18pt" style:font-size-complex="18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10">Model Privacy Notice<text:line-break/>Usability Test Plan</text:span></text:span></text:p>
      <text:list xml:id="list6471978715757396733" text:style-name="L1">
        <text:list-item>
          <text:p text:style-name="P6"><text:span text:style-name="Strong_20_Emphasis">Scope</text:span>:  <text:span text:style-name="T1">This test will identify the ability of consumers to review the proposed Privacy Notice to obtain information on the practices of a hypothetical mobile App <text:line-break/></text:span></text:p>
        </text:list-item>
        <text:list-item>
          <text:p text:style-name="P5"><text:span text:style-name="Strong_20_Emphasis">Purpose</text:span>:  <text:span text:style-name="T2">To determine the ease of use of the proposed Privacy Notice and ability of participants to obtain information from the Notice. Additionally, questions will be asked of participants to determine their ability to interpret and understand the information (such as definitions). Feedback will be used to alter the Privacy Notice to improve readability and interpretation. <text:line-break/></text:span></text:p>
        </text:list-item>
        <text:list-item>
          <text:p text:style-name="P5"><text:span text:style-name="Strong_20_Emphasis">Schedule &amp; Location</text:span>:  <text:span text:style-name="T2">The test is to be conducted Wednesday, February 22, 2017 in Duluth, GA with members of the Satellite Toastmaster’s club. <text:line-break/></text:span></text:p>
        </text:list-item>
        <text:list-item>
          <text:p text:style-name="P5"><text:span text:style-name="Strong_20_Emphasis">Sessions</text:span>: <text:span text:style-name="T2">The session will last 30 minutes. <text:line-break/></text:span></text:p>
        </text:list-item>
        <text:list-item>
          <text:p text:style-name="P7"><text:span text:style-name="Strong_20_Emphasis">Equipment</text:span>: <text:span text:style-name="T2">Participants will each be given a device (tablet or phone) or asked to use their own mobile device. <text:s/>The type of device they use will be indicated on the survey form.<text:line-break/></text:span></text:p>
        </text:list-item>
        <text:list-item>
          <text:p text:style-name="P8"><text:span text:style-name="Strong_20_Emphasis">Participants</text:span>:  <text:span text:style-name="T3">We anticipate 5-10 participants from a larger group of about 20 members of the Satellite Toastmasters club. Group varies in age (from late 20’s to late 40’s), varying gender (slight female majority) and diverse ethnic backgrounds. They all are employed, motivated and a level 1-3 on the technological proficiency skill (see </text:span><text:a xlink:type="simple" xlink:href="https://www.nngroup.com/articles/computer-skill-levels/" text:style-name="Internet_20_link" text:visited-style-name="Visited_20_Internet_20_Link"><text:span text:style-name="T3">https://www.nngroup.com/articles/computer-skill-levels/</text:span></text:a><text:span text:style-name="T3">) There are no individuals in the group below level 1 or without the ability to use a computer, which constitutes approximately 40% of the population. This is a deficiency in this consumer test. <text:line-break/></text:span></text:p>
        </text:list-item>
        <text:list-item>
          <text:p text:style-name="P5"><text:bookmark text:name="anch_27"/><text:a xlink:type="simple" xlink:href="http://www.usability.gov/how-to-and-tools/methods/scenarios.html" text:style-name="Internet_20_link" text:visited-style-name="Visited_20_Internet_20_Link"><text:span text:style-name="Strong_20_Emphasis"><text:span text:style-name="T8">Scenarios</text:span></text:span></text:a>: <text:span text:style-name="T9">The participants will be given 6 tasks to complete using a sample MPN for a hypothetical electronic Health Sock. <text:line-break/></text:span></text:p>
        </text:list-item>
        <text:list-item>
          <text:p text:style-name="P10">Subjective metrics: </text:p>
          <text:list>
            <text:list-item>
              <text:p text:style-name="P11">Background Questions</text:p>
            </text:list-item>
            <text:list-item>
              <text:p text:style-name="P9"><text:span text:style-name="T7">Questions after each task </text:span><text:span text:style-name="T5">using 5 times Likert Scale (Strongly disagree, </text:span><text:span text:style-name="T4">Disagree, Neither agree nor disagree, Agree, Strongly agree</text:span><text:span text:style-name="T5">) </text:span></text:p>
              <text:list>
                <text:list-item>
                  <text:p text:style-name="P13">The information was easy to find</text:p>
                </text:list-item>
                <text:list-item>
                  <text:p text:style-name="P13">You are satisfied at the information you found</text:p>
                </text:list-item>
                <text:list-item>
                  <text:p text:style-name="P14">The information is important for me</text:p>
                </text:list-item>
              </text:list>
            </text:list-item>
            <text:list-item>
              <text:p text:style-name="P11">Overall questions</text:p>
              <text:list>
                <text:list-item>
                  <text:p text:style-name="P13">What did you most like about the MPN?</text:p>
                </text:list-item>
                <text:list-item>
                  <text:p text:style-name="P13">What did you least like?</text:p>
                </text:list-item>
                <text:list-item>
                  <text:p text:style-name="P11"><text:soft-page-break/><text:span text:style-name="T4">Do you have any recommendations for improving the notice? </text:span><text:line-break/></text:p>
                </text:list-item>
              </text:list>
            </text:list-item>
          </text:list>
        </text:list-item>
        <text:list-item>
          <text:p text:style-name="P5"><text:span text:style-name="Strong_20_Emphasis">Quantitative metrics</text:span>: <text:span text:style-name="T6">The following objective measures will be taken</text:span></text:p>
          <text:list>
            <text:list-item>
              <text:p text:style-name="P12"><text:span text:style-name="Strong_20_Emphasis"><text:span text:style-name="T12">Successful Task Completion</text:span></text:span></text:p>
            </text:list-item>
            <text:list-item>
              <text:p text:style-name="P12"><text:span text:style-name="Strong_20_Emphasis"><text:span text:style-name="T12">Critical Errors</text:span></text:span></text:p>
            </text:list-item>
            <text:list-item>
              <text:p text:style-name="P12"><text:span text:style-name="Strong_20_Emphasis"><text:span text:style-name="T12">Non-Critical Errors</text:span></text:span></text:p>
            </text:list-item>
            <text:list-item>
              <text:p text:style-name="P12"><text:span text:style-name="Strong_20_Emphasis"><text:span text:style-name="T12">Error-Free Rate</text:span></text:span></text:p>
            </text:list-item>
            <text:list-item>
              <text:p text:style-name="P12"><text:span text:style-name="Strong_20_Emphasis"><text:span text:style-name="T12">Time On Task</text:span></text:span><text:span text:style-name="Strong_20_Emphasis"><text:span text:style-name="T11"><text:line-break/></text:span></text:span></text:p>
            </text:list-item>
          </text:list>
        </text:list-item>
        <text:list-item>
          <text:p text:style-name="P1"><text:span text:style-name="Strong_20_Emphasis">Roles</text:span>: <text:span text:style-name="T2">There will only be one staff member present leading the participants through the task and <text:s/>recording any pertinent observations. </text:span></text:p>
        </text:list-item>
      </text:list>
      <text:p text:style-name="P2"/>
      <text:p text:style-name="P2"/>
      <text:p text:style-name="P4">Task 1</text:p>
      <text:p text:style-name="P3">Time for all participants to raise their hand: </text:p>
      <text:p text:style-name="P4">Task 2</text:p>
      <text:p text:style-name="P3">Time for all participants to raise their hand: </text:p>
      <text:p text:style-name="P4">Task 3</text:p>
      <text:p text:style-name="P3">Time for all participants to raise their hand: </text:p>
      <text:p text:style-name="P4">Task 4</text:p>
      <text:p text:style-name="P3">Time for all participants to raise their hand: </text:p>
      <text:p text:style-name="P4">Task 5</text:p>
      <text:p text:style-name="P3">Time for all participants to raise their hand: </text:p>
      <text:p text:style-name="P4">Task 6</text:p>
      <text:p text:style-name="P3">Time for all participants to raise their ha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09:41:54.883790943</meta:creation-date>
    <dc:date>2017-02-21T15:53:54.198683517</dc:date>
    <meta:editing-duration>P2DT44M36S</meta:editing-duration>
    <meta:editing-cycles>4</meta:editing-cycles>
    <meta:generator>LibreOffice/5.1.4.2$Linux_X86_64 LibreOffice_project/10m0$Build-2</meta:generator>
    <meta:document-statistic meta:table-count="0" meta:image-count="0" meta:object-count="0" meta:page-count="2" meta:paragraph-count="37" meta:word-count="448" meta:character-count="2723" meta:non-whitespace-character-count="2305"/>
  </office:meta>
</office:document-meta>
</file>